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beauty of linear algebra<text:tab/></text:p>
      <text:p text:style-name="Standard"/>
      <text:p text:style-name="Standard"><text:s text:c="3"/>Is there power and beauty in linear algebra? <text:s/>It is clear that the power of this tool is pervasive. <text:s/>There are some examples of its applications in the first chapter. <text:s/>A faster way to balance chemical equations, ways of determining the interdependence of economic systems, describing the flow of various types of networks ranging from social to computational. <text:s/>All of these are just scratching the surface of the reality that linear algebra is everywhere. <text:s/>Simply focusing on computer science, the majority of what computers do can be expressed with linear algebra. <text:s/>Graphics (particularly graphics), modeling, memory and database structures, programming languages, cryptography... the list goes on. <text:s/>On the purely mathematical side, linear algebra is in many ways overlapping with other areas of mathematics, like some areas of geometry. <text:s/>It can be difficult to see solutions for problems in their geometrical form while the answer is clear through a linear algebra lens. <text:s/>I think it is quite profound and beautiful that mathematics is able to take different shape to express similar ideas. <text:s/>I would also like to mention this set of slides that I ran across:</text:p>
      <text:p text:style-name="Standard"/>
      <text:p text:style-name="Standard"><text:s text:c="3"/><text:a xlink:type="simple" xlink:href="http://www.slideshare.net/scaruffi/margot-gerritsen-stanford-univ-on-the-beauty-of-linear-algebra">http://www.slideshare.net/scaruffi/margot-gerritsen-stanford-univ-on-the-beauty-of-linear-algebra</text:a></text:p>
      <text:p text:style-name="Standard"/>
      <text:p text:style-name="Standard">While I can't say I have enough of an understanding to fathom the beauty that is going on here... it is still clear to me visually that there is something interesting happening here. <text:s/>I hope that once I complete this class I will be able to return to some of these concep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9:38:59</meta:creation-date>
    <dc:date>2014-09-12T16:03:31</dc:date>
    <meta:editing-duration>PT28M4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4" meta:word-count="243" meta:character-count="1565" meta:non-whitespace-character-count="1308"/>
  </office:meta>
</office:document-meta>
</file>